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Liberation Sans" fo:font-size="12pt" fo:language="en" fo:country="US" style:text-underline-style="none" officeooo:rsid="00015799" officeooo:paragraph-rsid="00015799" style:font-size-asian="10.5pt" style:font-name-complex="Liberation Sans" style:font-size-complex="12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Liberation Sans" fo:font-size="12pt" fo:language="en" fo:country="US" style:text-underline-style="none" officeooo:rsid="00015be1" officeooo:paragraph-rsid="00015be1" style:font-size-asian="10.5pt" style:font-name-complex="Liberation Sans" style:font-size-complex="12pt"/>
    </style:style>
    <style:style style:name="P3" style:family="paragraph" style:parent-style-name="Standard" style:list-style-name="L2">
      <style:paragraph-properties fo:text-align="start" style:justify-single-word="false" style:writing-mode="lr-tb"/>
      <style:text-properties style:font-name="Liberation Sans" fo:font-size="12pt" fo:language="en" fo:country="US" style:text-underline-style="none" officeooo:rsid="00015be1" officeooo:paragraph-rsid="00015be1" style:font-size-asian="10.5pt" style:font-name-complex="Liberation Sans" style:font-size-complex="12pt"/>
    </style:style>
    <style:style style:name="P4" style:family="paragraph" style:parent-style-name="Standard" style:list-style-name="L4">
      <style:paragraph-properties fo:text-align="start" style:justify-single-word="false" style:writing-mode="lr-tb"/>
      <style:text-properties style:font-name="Liberation Sans" fo:font-size="12pt" fo:language="en" fo:country="US" style:text-underline-style="none" officeooo:rsid="0001cb3e" officeooo:paragraph-rsid="0001cb3e" style:font-size-asian="10.5pt" style:font-name-complex="Liberation Sans" style:font-size-complex="12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iberation Sans" fo:font-size="12pt" fo:language="en" fo:country="US" style:text-underline-style="none" officeooo:rsid="0001cb3e" officeooo:paragraph-rsid="0001cb3e" style:font-size-asian="10.5pt" style:font-name-complex="Liberation Sans" style:font-size-complex="12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iberation Sans" fo:font-size="12pt" fo:language="en" fo:country="US" style:text-underline-style="none" officeooo:rsid="00025b38" officeooo:paragraph-rsid="00025b38" style:font-size-asian="10.5pt" style:font-name-complex="Liberation Sans" style:font-size-complex="12pt"/>
    </style:style>
    <style:style style:name="P7" style:family="paragraph" style:parent-style-name="Standard" style:list-style-name="L3">
      <style:paragraph-properties fo:text-align="start" style:justify-single-word="false" style:writing-mode="lr-tb"/>
      <style:text-properties style:font-name="Liberation Sans" fo:font-size="12pt" fo:language="en" fo:country="US" style:text-underline-style="none" officeooo:rsid="0001cb3e" officeooo:paragraph-rsid="0001cb3e" style:font-size-asian="12pt" style:font-name-complex="Liberation Sans" style:font-size-complex="12pt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Liberation Sans" fo:font-size="12pt" fo:language="en" fo:country="US" style:text-underline-style="none" officeooo:rsid="0001cb3e" officeooo:paragraph-rsid="0001cb3e" style:font-size-asian="12pt" style:font-name-complex="Liberation Sans" style:font-size-complex="12pt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Liberation Sans" fo:font-size="16pt" fo:language="en" fo:country="US" style:text-underline-style="solid" style:text-underline-width="auto" style:text-underline-color="font-color" fo:font-weight="bold" officeooo:rsid="00015799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Liberation Sans" fo:font-size="16pt" fo:language="en" fo:country="US" style:text-underline-style="solid" style:text-underline-width="auto" style:text-underline-color="font-color" officeooo:rsid="00015799" style:font-size-asian="14pt" style:font-size-complex="16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Liberation Sans" fo:font-size="14pt" fo:language="en" fo:country="US" style:text-underline-style="solid" style:text-underline-width="auto" style:text-underline-color="font-color" officeooo:rsid="00015799" officeooo:paragraph-rsid="00015799" style:font-size-asian="12.25pt" style:font-size-complex="14pt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Liberation Sans" fo:font-size="14pt" fo:language="en" fo:country="US" style:text-underline-style="solid" style:text-underline-width="auto" style:text-underline-color="font-color" officeooo:rsid="00015be1" officeooo:paragraph-rsid="00015be1" style:font-size-asian="12.25pt" style:font-name-complex="Liberation Sans" style:font-size-complex="14pt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Liberation Sans" fo:font-size="14pt" fo:language="en" fo:country="US" style:text-underline-style="solid" style:text-underline-width="auto" style:text-underline-color="font-color" officeooo:rsid="0001cb3e" officeooo:paragraph-rsid="0001cb3e" style:font-size-asian="12.25pt" style:font-name-complex="Liberation Sans" style:font-size-complex="14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Liberation Sans" fo:font-size="14pt" fo:language="en" fo:country="US" style:text-underline-style="solid" style:text-underline-width="auto" style:text-underline-color="font-color" officeooo:rsid="0001cb3e" officeooo:paragraph-rsid="0001cb3e" style:font-size-asian="14pt" style:font-name-complex="Liberation Sans" style:font-size-complex="14pt"/>
    </style:style>
    <style:style style:name="P15" style:family="paragraph" style:parent-style-name="Standard" style:list-style-name="L4">
      <style:paragraph-properties fo:text-align="start" style:justify-single-word="false" style:writing-mode="lr-tb"/>
      <style:text-properties style:font-name="Liberation Sans" fo:font-size="14pt" fo:language="en" fo:country="US" style:text-underline-style="solid" style:text-underline-width="auto" style:text-underline-color="font-color" officeooo:rsid="0001cb3e" officeooo:paragraph-rsid="0001cb3e" style:font-size-asian="14pt" style:font-name-complex="Liberation Sans" style:font-size-complex="14pt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Courier New" fo:font-size="12pt" fo:language="en" fo:country="US" style:text-underline-style="none" officeooo:rsid="00015be1" officeooo:paragraph-rsid="00015be1" style:font-size-asian="10.5pt" style:font-name-complex="Courier New" style:font-size-complex="12pt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Courier New" fo:font-size="12pt" fo:language="en" fo:country="US" style:text-underline-style="none" officeooo:rsid="00015be1" officeooo:paragraph-rsid="00015be1" style:font-size-asian="10.5pt" style:font-name-complex="Liberation Sans" style:font-size-complex="12pt"/>
    </style:style>
    <style:style style:name="P18" style:family="paragraph" style:parent-style-name="Standard" style:list-style-name="L1">
      <style:paragraph-properties fo:text-align="start" style:justify-single-word="false" style:writing-mode="lr-tb"/>
      <style:text-properties style:font-name="Courier New" fo:font-size="12pt" fo:language="en" fo:country="US" style:text-underline-style="none" officeooo:rsid="00015be1" officeooo:paragraph-rsid="00015be1" style:font-size-asian="10.5pt" style:font-name-complex="Liberation Sans" style:font-size-complex="12pt"/>
    </style:style>
    <style:style style:name="P19" style:family="paragraph" style:parent-style-name="Standard" style:list-style-name="L3">
      <style:paragraph-properties fo:text-align="start" style:justify-single-word="false" style:writing-mode="lr-tb"/>
      <style:text-properties style:font-name="Courier New" fo:font-size="12pt" fo:language="en" fo:country="US" style:text-underline-style="none" officeooo:rsid="00015be1" officeooo:paragraph-rsid="0001cb3e" style:font-size-asian="10.5pt" style:font-name-complex="Liberation Sans" style:font-size-complex="12pt"/>
    </style:style>
    <style:style style:name="P20" style:family="paragraph" style:parent-style-name="Standard" style:list-style-name="L3">
      <style:paragraph-properties fo:text-align="start" style:justify-single-word="false" style:writing-mode="lr-tb"/>
      <style:text-properties style:font-name="Courier New" fo:font-size="12pt" fo:language="en" fo:country="US" style:text-underline-style="none" officeooo:rsid="0001cb3e" officeooo:paragraph-rsid="0001cb3e" style:font-size-asian="10.5pt" style:font-name-complex="Liberation Sans" style:font-size-complex="12pt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Courier New" fo:font-size="14pt" fo:language="en" fo:country="US" style:text-underline-style="solid" style:text-underline-width="auto" style:text-underline-color="font-color" officeooo:rsid="00015be1" officeooo:paragraph-rsid="00015be1" style:font-size-asian="12.25pt" style:font-name-complex="Liberation Sans" style:font-size-complex="14pt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Courier New" fo:font-size="10pt" fo:language="en" fo:country="US" style:text-underline-style="none" officeooo:rsid="00015be1" officeooo:paragraph-rsid="00015be1" style:font-size-asian="10pt" style:font-name-complex="Courier New" style:font-size-complex="10pt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Courier New" fo:font-size="10pt" fo:language="en" fo:country="US" style:text-underline-style="none" officeooo:rsid="00025b38" officeooo:paragraph-rsid="00025b38" style:font-size-asian="10pt" style:font-name-complex="Liberation Sans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001cb3e"/>
    </style:style>
    <style:style style:name="T5" style:family="text">
      <style:text-properties style:font-name="Liberation Sans" fo:font-weight="bold" officeooo:rsid="0001cb3e" style:font-weight-asian="bold" style:font-weight-complex="bold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style:font-name="Liberation Sans" fo:font-weight="normal" officeooo:rsid="0001cb3e" style:font-weight-asian="normal" style:font-weight-complex="normal"/>
    </style:style>
    <style:style style:name="T8" style:family="text">
      <style:text-properties officeooo:rsid="0001cb3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T12" style:family="text">
      <style:text-properties style:font-name="Courier New" fo:font-weight="normal" style:font-weight-asian="normal" style:font-weight-complex="normal"/>
    </style:style>
    <style:style style:name="T13" style:family="text">
      <style:text-properties fo:font-size="10pt" fo:font-weight="normal" officeooo:rsid="0001cb3e" style:font-size-asian="10pt" style:font-weight-asian="normal" style:font-size-complex="10pt" style:font-weight-complex="normal"/>
    </style:style>
    <style:style style:name="T14" style:family="text">
      <style:text-properties fo:font-size="10pt" fo:font-weight="normal" style:font-size-asian="8.75pt" style:font-weight-asian="normal" style:font-size-complex="10pt" style:font-weight-complex="normal"/>
    </style:style>
    <style:style style:name="T1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etting up the CSM Development Environment</text:p>
      <text:p text:style-name="P10"/>
      <text:p text:style-name="P11">Background</text:p>
      <text:p text:style-name="P1">The CSM system is written mostly in C++, with some modules in C. It also depends on several 3<text:span text:style-name="T1">rd</text:span> party libraries. This document will provide directions on obtaining the CSM sources and dependent libraries, and compiling everything. Several external tools will be used.</text:p>
      <text:p text:style-name="P1"/>
      <text:p text:style-name="P1">CSM can be compiled on Windows, Linux and OS X. The instructions are a little bit different on these platforms, although both Linux and OS X are rather similar.</text:p>
      <text:p text:style-name="P1"/>
      <text:p text:style-name="P12">Compiler</text:p>
      <text:p text:style-name="P2">CSM requires C++11. The following compilers are supported:</text:p>
      <text:p text:style-name="P2"/>
      <text:list xml:id="list4398448762550918429" text:style-name="L2">
        <text:list-item>
          <text:p text:style-name="P3">On Windows, Visual Studio 2013 or later. <text:span text:style-name="T8">CSM is a 32-bit Windows process.</text:span></text:p>
        </text:list-item>
        <text:list-item>
          <text:p text:style-name="P3">Apple LLVM 5.1 or later (clang-503 or later)</text:p>
        </text:list-item>
        <text:list-item>
          <text:p text:style-name="P3">On Linux – gcc and g++ 4.8 or later.</text:p>
        </text:list-item>
      </text:list>
      <text:p text:style-name="P12"/>
      <text:p text:style-name="P12">Obtaining the CSM sources</text:p>
      <text:p text:style-name="P2">The CSM git repository is hosted on bitbucket.org . To get the sources, simply run</text:p>
      <text:p text:style-name="P2"/>
      <text:p text:style-name="P22">git clone https://yourusername@bitbucket.org/teamcsm/csm.git <text:span text:style-name="T8">csmroot</text:span></text:p>
      <text:p text:style-name="P16"/>
      <text:p text:style-name="P17"><text:span text:style-name="T3">This will create a csm</text:span><text:span text:style-name="T4">root</text:span><text:span text:style-name="T3"> folder with several subfolders:</text:span></text:p>
      <text:list xml:id="list3946417995883641873" text:style-name="L1">
        <text:list-item>
          <text:p text:style-name="P18"><text:span text:style-name="T3">csm – the CSM sources</text:span></text:p>
        </text:list-item>
        <text:list-item>
          <text:p text:style-name="P18"><text:span text:style-name="T3">openbabel-files – OpenBabel headers, binaries and scripts</text:span></text:p>
        </text:list-item>
        <text:list-item>
          <text:p text:style-name="P18"><text:span text:style-name="T3">Testing – the Python test suite</text:span></text:p>
        </text:list-item>
        <text:list-item>
          <text:p text:style-name="P18"><text:span text:style-name="T3">test_cases – Test cases for the test suite</text:span></text:p>
        </text:list-item>
      </text:list>
      <text:p text:style-name="P17"/>
      <text:p text:style-name="P21"><text:span text:style-name="T3">Boost</text:span></text:p>
      <text:p text:style-name="P17"><text:span text:style-name="T3">CSM uses various Boost components. It's been tested with Boost 1.54 and 1.56. It will probably work with later versions, too.</text:span></text:p>
      <text:p text:style-name="P17"/>
      <text:p text:style-name="P17"><text:span text:style-name="T3">You can install Boost as follows:</text:span></text:p>
      <text:p text:style-name="P17"/>
      <text:list xml:id="list2450007883931013122" text:style-name="L3">
        <text:list-item>
          <text:p text:style-name="P19"><text:span text:style-name="T3">On Windows, download the prebuilt binaries from </text:span><text:a xlink:type="simple" xlink:href="http://sourceforge.net/projects/boost/files/boost-binaries/"><text:span text:style-name="T4">http://sourceforge.net/projects/boost/files/boost-binaries/</text:span></text:a><text:span text:style-name="T4"> . Don't forget to download the 32-bit version, CSM hasn't been tested as a 64-bit Windows program yet.<text:line-break/><text:line-break/>Install Boost wherever you look (the default is c:\boost\&lt;version&gt;). For the compilation to work, you need to create a symbolic link from csmroot/boost to the Boost installation.<text:line-break/><text:line-break/>To create a symbolic link on Windows, open a command prompt window </text:span><text:span text:style-name="T5">as an administrator</text:span><text:span text:style-name="T7"> (right click on the command prompt icon and select </text:span><text:span text:style-name="T5">Run as an Administrator</text:span><text:span text:style-name="T7">). Switch to the csmroot folder and type<text:line-break/><text:line-break/></text:span><text:span text:style-name="T13">mklink /d boost c:\boost\&lt;version&gt;<text:line-break/></text:span></text:p>
        </text:list-item>
        <text:list-item>
          <text:p text:style-name="P20"><text:span text:style-name="T6">On Linux, simply run </text:span><text:span text:style-name="T14">sudo apt-get install libboost-all-dev</text:span></text:p>
        </text:list-item>
        <text:list-item>
          <text:p text:style-name="P7"><text:span text:style-name="T9">On OS X the easiest way is to use homebrew like so:<text:line-break/></text:span><text:soft-page-break/><text:span text:style-name="T10">brew install boost</text:span></text:p>
        </text:list-item>
      </text:list>
      <text:p text:style-name="P8"/>
      <text:p text:style-name="P14"><text:span text:style-name="T9">OpenBabel</text:span></text:p>
      <text:p text:style-name="P14"><text:span text:style-name="T16">CSM uses OpenBabel, an open-source chemistry library. As of the writing of this document (September 2014), the latest OpenBabel release is 2.3.2, which doesn't support C++11. The bleeding edge version does support it, so you need to obtain that.</text:span></text:p>
      <text:p text:style-name="P14"/>
      <text:p text:style-name="P14"><text:span text:style-name="T16">On Windows, a compiled version of OpenBabel is already stored in the repository, so there's no need to do anything.</text:span></text:p>
      <text:p text:style-name="P14"/>
      <text:p text:style-name="P14"><text:span text:style-name="T16">On OS X and Linux things are a little more involved, but not by much.</text:span></text:p>
      <text:p text:style-name="P14"/>
      <text:list xml:id="list7292005073536052696" text:style-name="L4">
        <text:list-item>
          <text:p text:style-name="P4">Make sure you have cmake installed.</text:p>
        </text:list-item>
        <text:list-item>
          <text:p text:style-name="P15"><text:span text:style-name="T16">Create a symbolic link from </text:span><text:span text:style-name="T11">csmroot/openbabel-files/os</text:span><text:span text:style-name="T16"> to <text:line-break/></text:span><text:span text:style-name="T11">csmroot/openbabel-files/ubuntu</text:span><text:span text:style-name="T15"> </text:span><text:span text:style-name="T16">(on Linux) or </text:span><text:span text:style-name="T11">csmroot/openbabel-files/osx</text:span><text:span text:style-name="T16"> on OS X.</text:span></text:p>
        </text:list-item>
        <text:list-item>
          <text:p text:style-name="P15"><text:span text:style-name="T16">Switch to </text:span><text:span text:style-name="T11">csmroot/openbabel-files/os</text:span><text:span text:style-name="T16"> and run the </text:span><text:span text:style-name="T11">build</text:span><text:span text:style-name="T16"> script.<text:line-break/>The script will get the latest OpenBabel version from the OpenBabel git repository, compile it and install it under </text:span><text:span text:style-name="T11">csmroot/openbabel-files/os/lib</text:span></text:p>
        </text:list-item>
        <text:list-item>
          <text:p text:style-name="P15"><text:span text:style-name="T16">Make sure the above folder is in your LD_LIBRARY_PATH</text:span></text:p>
        </text:list-item>
      </text:list>
      <text:p text:style-name="P14"/>
      <text:p text:style-name="P14"><text:span text:style-name="T9">Compiling CSM</text:span></text:p>
      <text:p text:style-name="P5"><text:span text:style-name="T9">Now it's time to compile CSM. </text:span></text:p>
      <text:p text:style-name="P5"/>
      <text:p text:style-name="P5"><text:span text:style-name="T9">On Windows, open the Visual Studio solution in </text:span><text:span text:style-name="T10">csmroot/csm/msvc/csm.sln</text:span><text:span text:style-name="T9"> and build it. The binaries will be written to </text:span><text:span text:style-name="T10">csmroot/csm/msvc/debug</text:span><text:span text:style-name="T9"> and </text:span><text:span text:style-name="T10">csmroot/csm/msvc/release</text:span></text:p>
      <text:p text:style-name="P5"/>
      <text:p text:style-name="P5"><text:span text:style-name="T9">On OS X switch to </text:span><text:span text:style-name="T10">csmroot/csm/osx</text:span><text:span text:style-name="T9"> and run make. The binary will be written to the same folder.</text:span></text:p>
      <text:p text:style-name="P5"/>
      <text:p text:style-name="P5"><text:span text:style-name="T9">On Linux, switch to </text:span><text:span text:style-name="T10">csmroot/csm/linux</text:span><text:span text:style-name="T9"> and run make. The binary will be written to the same folder.</text:span></text:p>
      <text:p text:style-name="P5"/>
      <text:p text:style-name="P13"><text:span text:style-name="T9">Running the Python Test</text:span></text:p>
      <text:p text:style-name="P5"><text:span text:style-name="T9">To run the Python tests, you need to have Python 3.4 installed (older versions of Python 3 might work, too. Python 2 is not supported). So first install it.</text:span></text:p>
      <text:p text:style-name="P5"/>
      <text:p text:style-name="P5"><text:span text:style-name="T9">Now make another symbolic link – from </text:span><text:span text:style-name="T10">csmroot/bin</text:span><text:span text:style-name="T9"> to the folder with the the compiled CSM binaries.</text:span></text:p>
      <text:p text:style-name="P5"/>
      <text:p text:style-name="P6"><text:span text:style-name="T9">To run the tests, switch to </text:span><text:span text:style-name="T10">csmroot/Testing</text:span><text:span text:style-name="T9"> and run</text:span></text:p>
      <text:p text:style-name="P6"/>
      <text:p text:style-name="P23"><text:span text:style-name="T9">python -m unittest test.py</text:span></text:p>
      <text:p text:style-name="P23"/>
      <text:p text:style-name="P6"><text:span text:style-name="T9">Note that you need to run Python 3, so you might have to specify a path or run python3 – depending on your setu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 Unicode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 Unicod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 Unicode" style:font-family-complex="'Lucida Sans Unicode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 Unicode1" style:font-family-complex="'Lucida Sans Unicode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 Unicode1" style:font-family-complex="'Lucida Sans Unicode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 Unicode1" style:font-family-complex="'Lucida Sans Unicode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22:07:36.701883000</meta:creation-date>
    <dc:date>2014-09-15T23:01:52.163340000</dc:date>
    <meta:editing-duration>PT2M34S</meta:editing-duration>
    <meta:editing-cycles>1</meta:editing-cycles>
    <meta:document-statistic meta:table-count="0" meta:image-count="0" meta:object-count="0" meta:page-count="2" meta:paragraph-count="42" meta:word-count="610" meta:character-count="3768" meta:non-whitespace-character-count="3201"/>
    <meta:generator>LibreOffice/4.2.6.3$MacOSX_x86 LibreOffice_project/3fd416d4c6db7d3204c17ce57a1d70f6e531ee21</meta:generator>
  </office:meta>
</office:document-meta>
</file>